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3" draw:layer="layout" svg:width="5.1cm" svg:height="1.6cm" svg:x="4.035cm" svg:y="6.885cm">
          <text:p text:style-name="P1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1cm" svg:height="1.6cm" svg:x="12.885cm" svg:y="6.885cm">
          <text:p text:style-name="P1"><text:span text:style-name="T1">XS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5.1cm" svg:height="1.6cm" svg:x="4.035cm" svg:y="15.885cm">
          <text:p text:style-name="P1"><text:span text:style-name="T1">XML+I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5.1cm" svg:height="1.6cm" svg:x="4.035cm" svg:y="25.135cm">
          <text:p text:style-name="P1"><text:span text:style-name="T1">XHTML / XML-FO / 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5.2cm" svg:height="1.8cm" svg:x="6.885cm" svg:y="11.085cm">
          <text:p text:style-name="P1"><text:span text:style-name="T1">ID Tagg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5.2cm" svg:height="1.8cm" svg:x="11.935cm" svg:y="15.685cm">
          <text:p text:style-name="P1"><text:span text:style-name="T1">ID Transf.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6" draw:layer="layout" svg:width="5.2cm" svg:height="1.8cm" svg:x="6.885cm" svg:y="20.135cm">
          <text:p text:style-name="P1"><text:span text:style-name="T1">XSLT Proc.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8" draw:layer="layout" svg:width="5.2cm" svg:height="1.8cm" svg:x="0.885cm" svg:y="20.135cm">
          <text:p text:style-name="P1"><text:span text:style-name="T1">Propagate Modification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9" draw:layer="layout" svg:width="5.2cm" svg:height="1.8cm" svg:x="0.885cm" svg:y="11.035cm">
          <text:p text:style-name="P1"><text:span text:style-name="T1">Remove ID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4" draw:layer="layout" draw:type="line" svg:x1="15.435cm" svg:y1="8.485cm" svg:x2="14.534cm" svg:y2="15.685cm" draw:start-shape="id1" draw:start-glue-point="2" draw:end-shape="id2" draw:end-glue-point="4">
          <text:p text:style-name="P5"/>
        </draw:connector>
        <draw:connector draw:style-name="gr4" draw:text-style-name="P4" draw:layer="layout" draw:type="line" svg:x1="6.585cm" svg:y1="8.485cm" svg:x2="9.484cm" svg:y2="11.085cm" draw:start-shape="id3" draw:start-glue-point="2" draw:end-shape="id4" draw:end-glue-point="4">
          <text:p text:style-name="P1">Open</text:p>
        </draw:connector>
        <draw:connector draw:style-name="gr3" draw:text-style-name="P4" draw:layer="layout" draw:type="line" svg:x1="9.484cm" svg:y1="12.883cm" svg:x2="6.585cm" svg:y2="15.885cm" draw:start-shape="id4" draw:start-glue-point="8" draw:end-shape="id5" draw:end-glue-point="0">
          <text:p text:style-name="P5"/>
        </draw:connector>
        <draw:connector draw:style-name="gr3" draw:text-style-name="P4" draw:layer="layout" draw:type="line" svg:x1="6.585cm" svg:y1="17.485cm" svg:x2="9.484cm" svg:y2="20.135cm" draw:start-shape="id5" draw:start-glue-point="2" draw:end-shape="id6" draw:end-glue-point="4">
          <text:p text:style-name="P5"/>
        </draw:connector>
        <draw:connector draw:style-name="gr3" draw:text-style-name="P4" draw:layer="layout" draw:type="line" svg:x1="14.534cm" svg:y1="17.483cm" svg:x2="9.484cm" svg:y2="20.135cm" draw:start-shape="id2" draw:start-glue-point="8" draw:end-shape="id6" draw:end-glue-point="4">
          <text:p text:style-name="P5"/>
        </draw:connector>
        <draw:connector draw:style-name="gr3" draw:text-style-name="P4" draw:layer="layout" draw:type="line" svg:x1="9.484cm" svg:y1="21.933cm" svg:x2="6.585cm" svg:y2="25.135cm" draw:start-shape="id6" draw:start-glue-point="8" draw:end-shape="id7" draw:end-glue-point="0">
          <text:p text:style-name="P5"/>
        </draw:connector>
        <draw:connector draw:style-name="gr3" draw:text-style-name="P4" draw:layer="layout" draw:type="line" svg:x1="6.585cm" svg:y1="25.135cm" svg:x2="3.484cm" svg:y2="21.933cm" draw:start-shape="id7" draw:start-glue-point="0" draw:end-shape="id8" draw:end-glue-point="8">
          <text:p text:style-name="P5"/>
        </draw:connector>
        <draw:connector draw:style-name="gr3" draw:text-style-name="P4" draw:layer="layout" draw:type="line" svg:x1="3.484cm" svg:y1="20.135cm" svg:x2="6.585cm" svg:y2="17.485cm" draw:start-shape="id8" draw:start-glue-point="4" draw:end-shape="id5" draw:end-glue-point="2">
          <text:p text:style-name="P5"/>
        </draw:connector>
        <draw:connector draw:style-name="gr4" draw:text-style-name="P4" draw:layer="layout" draw:type="line" svg:x1="6.585cm" svg:y1="15.885cm" svg:x2="3.484cm" svg:y2="12.833cm" draw:start-shape="id5" draw:start-glue-point="0" draw:end-shape="id9" draw:end-glue-point="8">
          <text:p text:style-name="P1">Save</text:p>
        </draw:connector>
        <draw:connector draw:style-name="gr3" draw:text-style-name="P4" draw:layer="layout" draw:type="line" svg:x1="3.484cm" svg:y1="11.035cm" svg:x2="6.585cm" svg:y2="8.485cm" draw:start-shape="id9" draw:start-glue-point="4" draw:end-shape="id3" draw:end-glue-point="2">
          <text:p text:style-name="P5"/>
        </draw:connector>
        <draw:line draw:style-name="gr5" draw:text-style-name="P4" draw:layer="layout" svg:x1="0.885cm" svg:y1="9.135cm" svg:x2="18.885cm" svg:y2="9.135cm">
          <text:p text:style-name="P5"/>
        </draw:line>
        <draw:frame draw:style-name="gr6" draw:text-style-name="P6" draw:layer="layout" svg:width="2.39cm" svg:height="0.412cm" svg:x="1.135cm" svg:y="8.635cm">
          <draw:text-box>
            <text:p text:style-name="P5"><text:span text:style-name="T2">User Provided</text:span></text:p>
          </draw:text-box>
        </draw:frame>
        <draw:frame draw:style-name="gr6" draw:text-style-name="P6" draw:layer="layout" svg:width="1.175cm" svg:height="0.412cm" svg:x="1.135cm" svg:y="9.223cm">
          <draw:text-box>
            <text:p text:style-name="P5"><text:span text:style-name="T2">Eng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Andreas Wuest</meta:initial-creator>
    <meta:creation-date>2006-04-26T23:35:31</meta:creation-date>
    <dc:creator>Andreas Wuest</dc:creator>
    <dc:date>2006-04-27T01:58:11</dc:date>
    <dc:language>en-US</dc:language>
    <meta:editing-cycles>3</meta:editing-cycles>
    <meta:editing-duration>PT2H22M51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